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70000021982799AB6.png"/>
  <manifest:file-entry manifest:media-type="image/png" manifest:full-path="Pictures/10000000000002BE0000017EBCBE4A31.png"/>
  <manifest:file-entry manifest:media-type="image/png" manifest:full-path="Pictures/1000000000000740000001FE94AE4F68.png"/>
  <manifest:file-entry manifest:media-type="image/png" manifest:full-path="Pictures/1000000000000750000002433934E7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4.671cm" draw:z-index="0"><draw:image xlink:href="Pictures/1000000000000740000001FE94AE4F68.png" xlink:type="simple" xlink:show="embed" xlink:actuate="onLoad"/></draw:frame></text:p>
      <text:p text:style-name="Standard"><draw:frame draw:style-name="fr1" draw:name="figura2" text:anchor-type="paragraph" svg:width="17cm" svg:height="9.25cm" draw:z-index="1"><draw:image xlink:href="Pictures/10000000000002BE0000017EBCBE4A31.png" xlink:type="simple" xlink:show="embed" xlink:actuate="onLoad"/></draw:frame></text:p>
      <text:p text:style-name="Standard"><draw:frame draw:style-name="fr1" draw:name="figura3" text:anchor-type="paragraph" svg:width="17cm" svg:height="5.256cm" draw:z-index="2"><draw:image xlink:href="Pictures/1000000000000750000002433934E7B4.png" xlink:type="simple" xlink:show="embed" xlink:actuate="onLoad"/></draw:frame></text:p>
      <text:p text:style-name="Standard"/>
      <text:p text:style-name="Standard"/>
      <text:p text:style-name="Standard"><draw:frame draw:style-name="fr2" draw:name="figura4" text:anchor-type="paragraph" svg:x="0.021cm" svg:y="0.206cm" svg:width="16.695cm" svg:height="14.208cm" draw:z-index="3"><draw:image xlink:href="Pictures/10000000000002770000021982799AB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1:26:39.70</meta:creation-date>
    <meta:document-statistic meta:table-count="0" meta:image-count="4" meta:object-count="0" meta:page-count="2" meta:paragraph-count="0" meta:word-count="0" meta:character-count="0"/>
    <dc:date>2018-03-07T11:34:54.22</dc:date>
    <meta:editing-duration>PT00H08M14S</meta:editing-duration>
    <meta:editing-cycles>1</meta:editing-cycles>
    <meta:generator>BrOffice.org/3.2$Win32 OpenOffice.org_project/320m12$Build-9483</meta:generator>
  </office:meta>
</office:document-meta>
</file>